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_number</text:p>
          </table:table-cell>
          <table:table-cell office:value-type="string" calcext:value-type="string">
            <text:p>email_id</text:p>
          </table:table-cell>
          <table:table-cell office:value-type="string" calcext:value-type="string">
            <text:p>blood_group</text:p>
          </table:table-cell>
          <table:table-cell office:value-type="string" calcext:value-type="string">
            <text:p>city_id</text:p>
          </table:table-cell>
          <table:table-cell table:style-name="Default" office:value-type="string" calcext:value-type="string">
            <text:p>added_dat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kash</text:p>
          </table:table-cell>
          <table:table-cell office:value-type="float" office:value="9832158345" calcext:value-type="float">
            <text:p>9832158345</text:p>
          </table:table-cell>
          <table:table-cell office:value-type="string" calcext:value-type="string">
            <text:p><text:a xlink:href="mailto:akash3@gmail.com" xlink:type="simple">akash3@gmail.com</text:a></text:p>
          </table:table-cell>
          <table:table-cell office:value-type="string" calcext:value-type="string">
            <text:p>A+</text:p>
          </table:table-cell>
          <table:table-cell office:value-type="float" office:value="1102" calcext:value-type="float">
            <text:p>1102</text:p>
          </table:table-cell>
          <table:table-cell office:value-type="date" office:date-value="2022-11-02" calcext:value-type="date">
            <text:p>2022-11-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avin</text:p>
          </table:table-cell>
          <table:table-cell office:value-type="float" office:value="9528343261" calcext:value-type="float">
            <text:p>9528343261</text:p>
          </table:table-cell>
          <table:table-cell office:value-type="string" calcext:value-type="string">
            <text:p><text:a xlink:href="mailto:pravin@gmail.com" xlink:type="simple">pravin@gmail.com</text:a></text:p>
          </table:table-cell>
          <table:table-cell office:value-type="string" calcext:value-type="string">
            <text:p>B+</text:p>
          </table:table-cell>
          <table:table-cell office:value-type="float" office:value="1103" calcext:value-type="float">
            <text:p>1103</text:p>
          </table:table-cell>
          <table:table-cell office:value-type="date" office:date-value="2022-11-03" calcext:value-type="date">
            <text:p>2022-11-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isabh</text:p>
          </table:table-cell>
          <table:table-cell office:value-type="float" office:value="9328343261" calcext:value-type="float">
            <text:p>9328343261</text:p>
          </table:table-cell>
          <table:table-cell office:value-type="string" calcext:value-type="string">
            <text:p><text:a xlink:href="mailto:risabh@gmail.com" xlink:type="simple">risabh@gmail.com</text:a></text:p>
          </table:table-cell>
          <table:table-cell office:value-type="string" calcext:value-type="string">
            <text:p>O-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1-04" calcext:value-type="date">
            <text:p>2022-11-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arsh</text:p>
          </table:table-cell>
          <table:table-cell office:value-type="float" office:value="9528333261" calcext:value-type="float">
            <text:p>9528333261</text:p>
          </table:table-cell>
          <table:table-cell office:value-type="string" calcext:value-type="string">
            <text:p><text:a xlink:href="mailto:harsh@gmail.com" xlink:type="simple">harsh@gmail.com</text:a></text:p>
          </table:table-cell>
          <table:table-cell office:value-type="string" calcext:value-type="string">
            <text:p>B+</text:p>
          </table:table-cell>
          <table:table-cell office:value-type="float" office:value="1105" calcext:value-type="float">
            <text:p>1105</text:p>
          </table:table-cell>
          <table:table-cell office:value-type="date" office:date-value="2022-11-05" calcext:value-type="date">
            <text:p>2022-11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hikha</text:p>
          </table:table-cell>
          <table:table-cell office:value-type="float" office:value="9528345261" calcext:value-type="float">
            <text:p>9528345261</text:p>
          </table:table-cell>
          <table:table-cell office:value-type="string" calcext:value-type="string">
            <text:p><text:a xlink:href="mailto:shikha@gmail.com" xlink:type="simple">shikha@gmail.com</text:a></text:p>
          </table:table-cell>
          <table:table-cell office:value-type="string" calcext:value-type="string">
            <text:p>A+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06" calcext:value-type="date">
            <text:p>2022-11-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shul</text:p>
          </table:table-cell>
          <table:table-cell office:value-type="float" office:value="9528343161" calcext:value-type="float">
            <text:p>9528343161</text:p>
          </table:table-cell>
          <table:table-cell office:value-type="string" calcext:value-type="string">
            <text:p><text:a xlink:href="mailto:anshul@gmail.com" xlink:type="simple">anshul@gmail.com</text:a></text:p>
          </table:table-cell>
          <table:table-cell office:value-type="string" calcext:value-type="string">
            <text:p>O+</text:p>
          </table:table-cell>
          <table:table-cell office:value-type="float" office:value="1103" calcext:value-type="float">
            <text:p>1103</text:p>
          </table:table-cell>
          <table:table-cell office:value-type="date" office:date-value="2022-11-07" calcext:value-type="date">
            <text:p>2022-11-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iyanka</text:p>
          </table:table-cell>
          <table:table-cell office:value-type="float" office:value="9528393261" calcext:value-type="float">
            <text:p>9528393261</text:p>
          </table:table-cell>
          <table:table-cell office:value-type="string" calcext:value-type="string">
            <text:p><text:a xlink:href="mailto:priyanak@gmail.com" xlink:type="simple">priyanak@gmail.com</text:a></text:p>
          </table:table-cell>
          <table:table-cell office:value-type="string" calcext:value-type="string">
            <text:p>A+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08" calcext:value-type="date">
            <text:p>2022-11-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ndra</text:p>
          </table:table-cell>
          <table:table-cell office:value-type="float" office:value="9528343261" calcext:value-type="float">
            <text:p>9528343261</text:p>
          </table:table-cell>
          <table:table-cell office:value-type="string" calcext:value-type="string">
            <text:p><text:a xlink:href="mailto:indra@gmail.com" xlink:type="simple">indra@gmail.com</text:a></text:p>
          </table:table-cell>
          <table:table-cell office:value-type="string" calcext:value-type="string">
            <text:p>B+</text:p>
          </table:table-cell>
          <table:table-cell office:value-type="float" office:value="1102" calcext:value-type="float">
            <text:p>1102</text:p>
          </table:table-cell>
          <table:table-cell office:value-type="date" office:date-value="2022-11-09" calcext:value-type="date">
            <text:p>2022-11-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aibhav</text:p>
          </table:table-cell>
          <table:table-cell office:value-type="float" office:value="9528343362" calcext:value-type="float">
            <text:p>9528343362</text:p>
          </table:table-cell>
          <table:table-cell office:value-type="string" calcext:value-type="string">
            <text:p><text:a xlink:href="mailto:vaibhav@gmail.com" xlink:type="simple">vaibhav@gmail.com</text:a></text:p>
          </table:table-cell>
          <table:table-cell office:value-type="string" calcext:value-type="string">
            <text:p>AB+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1-10" calcext:value-type="date">
            <text:p>2022-11-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m</text:p>
          </table:table-cell>
          <table:table-cell office:value-type="float" office:value="9528343263" calcext:value-type="float">
            <text:p>9528343263</text:p>
          </table:table-cell>
          <table:table-cell office:value-type="string" calcext:value-type="string">
            <text:p><text:a xlink:href="mailto:om@gmail.com" xlink:type="simple">om@gmail.com</text:a></text:p>
          </table:table-cell>
          <table:table-cell office:value-type="string" calcext:value-type="string">
            <text:p>AB-</text:p>
          </table:table-cell>
          <table:table-cell office:value-type="float" office:value="1103" calcext:value-type="float">
            <text:p>1103</text:p>
          </table:table-cell>
          <table:table-cell office:value-type="date" office:date-value="2022-11-11" calcext:value-type="date">
            <text:p>2022-11-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yna</text:p>
          </table:table-cell>
          <table:table-cell office:value-type="float" office:value="9528343264" calcext:value-type="float">
            <text:p>9528343264</text:p>
          </table:table-cell>
          <table:table-cell office:value-type="string" calcext:value-type="string">
            <text:p><text:a xlink:href="mailto:shayna@gmail.com" xlink:type="simple">shayna@gmail.com</text:a></text:p>
          </table:table-cell>
          <table:table-cell office:value-type="string" calcext:value-type="string">
            <text:p>AB-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12" calcext:value-type="date">
            <text:p>2022-11-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xandar</text:p>
          </table:table-cell>
          <table:table-cell office:value-type="float" office:value="9528343265" calcext:value-type="float">
            <text:p>9528343265</text:p>
          </table:table-cell>
          <table:table-cell office:value-type="string" calcext:value-type="string">
            <text:p><text:a xlink:href="mailto:alexandar@gmail.com" xlink:type="simple">alexandar@gmail.com</text:a></text:p>
          </table:table-cell>
          <table:table-cell office:value-type="string" calcext:value-type="string">
            <text:p>A+</text:p>
          </table:table-cell>
          <table:table-cell office:value-type="float" office:value="1105" calcext:value-type="float">
            <text:p>1105</text:p>
          </table:table-cell>
          <table:table-cell office:value-type="date" office:date-value="2022-11-13" calcext:value-type="date">
            <text:p>2022-11-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avid</text:p>
          </table:table-cell>
          <table:table-cell office:value-type="float" office:value="9528343266" calcext:value-type="float">
            <text:p>9528343266</text:p>
          </table:table-cell>
          <table:table-cell office:value-type="string" calcext:value-type="string">
            <text:p><text:a xlink:href="mailto:david@gmail.com" xlink:type="simple">david@gmail.com</text:a></text:p>
          </table:table-cell>
          <table:table-cell office:value-type="string" calcext:value-type="string">
            <text:p>B+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1-14" calcext:value-type="date">
            <text:p>2022-11-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ien</text:p>
          </table:table-cell>
          <table:table-cell office:value-type="float" office:value="9528343267" calcext:value-type="float">
            <text:p>9528343267</text:p>
          </table:table-cell>
          <table:table-cell office:value-type="string" calcext:value-type="string">
            <text:p><text:a xlink:href="mailto:damien@gmail.com" xlink:type="simple">damien@gmail.com</text:a></text:p>
          </table:table-cell>
          <table:table-cell office:value-type="string" calcext:value-type="string">
            <text:p>O-</text:p>
          </table:table-cell>
          <table:table-cell office:value-type="float" office:value="1105" calcext:value-type="float">
            <text:p>1105</text:p>
          </table:table-cell>
          <table:table-cell office:value-type="date" office:date-value="2022-11-15" calcext:value-type="date">
            <text:p>2022-11-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ikhil</text:p>
          </table:table-cell>
          <table:table-cell office:value-type="float" office:value="9528343268" calcext:value-type="float">
            <text:p>9528343268</text:p>
          </table:table-cell>
          <table:table-cell office:value-type="string" calcext:value-type="string">
            <text:p><text:a xlink:href="mailto:nikhil@gmail.com" xlink:type="simple">nikhil@gmail.com</text:a></text:p>
          </table:table-cell>
          <table:table-cell office:value-type="string" calcext:value-type="string">
            <text:p>B+</text:p>
          </table:table-cell>
          <table:table-cell office:value-type="float" office:value="1102" calcext:value-type="float">
            <text:p>1102</text:p>
          </table:table-cell>
          <table:table-cell office:value-type="date" office:date-value="2022-11-16" calcext:value-type="date">
            <text:p>2022-11-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rlette</text:p>
          </table:table-cell>
          <table:table-cell office:value-type="float" office:value="9528343269" calcext:value-type="float">
            <text:p>9528343269</text:p>
          </table:table-cell>
          <table:table-cell office:value-type="string" calcext:value-type="string">
            <text:p><text:a xlink:href="mailto:arlette@gmail.com" xlink:type="simple">arlette@gmail.com</text:a></text:p>
          </table:table-cell>
          <table:table-cell office:value-type="string" calcext:value-type="string">
            <text:p>A+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17" calcext:value-type="date">
            <text:p>2022-11-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parna</text:p>
          </table:table-cell>
          <table:table-cell office:value-type="float" office:value="9528343270" calcext:value-type="float">
            <text:p>9528343270</text:p>
          </table:table-cell>
          <table:table-cell office:value-type="string" calcext:value-type="string">
            <text:p><text:a xlink:href="mailto:aparna@gmail.com" xlink:type="simple">aparna@gmail.com</text:a></text:p>
          </table:table-cell>
          <table:table-cell office:value-type="string" calcext:value-type="string">
            <text:p>O+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1-18" calcext:value-type="date">
            <text:p>2022-11-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shul</text:p>
          </table:table-cell>
          <table:table-cell office:value-type="float" office:value="9528343271" calcext:value-type="float">
            <text:p>9528343271</text:p>
          </table:table-cell>
          <table:table-cell office:value-type="string" calcext:value-type="string">
            <text:p><text:a xlink:href="mailto:anshul2@gmail.com" xlink:type="simple">anshul2@gmail.com</text:a></text:p>
          </table:table-cell>
          <table:table-cell office:value-type="string" calcext:value-type="string">
            <text:p>A+</text:p>
          </table:table-cell>
          <table:table-cell office:value-type="float" office:value="1105" calcext:value-type="float">
            <text:p>1105</text:p>
          </table:table-cell>
          <table:table-cell office:value-type="date" office:date-value="2022-11-19" calcext:value-type="date">
            <text:p>2022-11-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riyanka</text:p>
          </table:table-cell>
          <table:table-cell office:value-type="float" office:value="9528343272" calcext:value-type="float">
            <text:p>9528343272</text:p>
          </table:table-cell>
          <table:table-cell office:value-type="string" calcext:value-type="string">
            <text:p><text:a xlink:href="mailto:priyanaka@gmail.com" xlink:type="simple">priyanaka@gmail.com</text:a></text:p>
          </table:table-cell>
          <table:table-cell office:value-type="string" calcext:value-type="string">
            <text:p>B+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20" calcext:value-type="date">
            <text:p>2022-11-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dra</text:p>
          </table:table-cell>
          <table:table-cell office:value-type="float" office:value="9528343273" calcext:value-type="float">
            <text:p>9528343273</text:p>
          </table:table-cell>
          <table:table-cell office:value-type="string" calcext:value-type="string">
            <text:p><text:a xlink:href="mailto:indra2@gmail.com" xlink:type="simple">indra2@gmail.com</text:a></text:p>
          </table:table-cell>
          <table:table-cell office:value-type="string" calcext:value-type="string">
            <text:p>AB+</text:p>
          </table:table-cell>
          <table:table-cell office:value-type="float" office:value="1103" calcext:value-type="float">
            <text:p>1103</text:p>
          </table:table-cell>
          <table:table-cell office:value-type="date" office:date-value="2022-11-21" calcext:value-type="date">
            <text:p>2022-11-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ibhav</text:p>
          </table:table-cell>
          <table:table-cell office:value-type="float" office:value="9528343274" calcext:value-type="float">
            <text:p>9528343274</text:p>
          </table:table-cell>
          <table:table-cell office:value-type="string" calcext:value-type="string">
            <text:p><text:a xlink:href="mailto:vaibhav2@gmail.com" xlink:type="simple">vaibhav2@gmail.com</text:a></text:p>
          </table:table-cell>
          <table:table-cell office:value-type="string" calcext:value-type="string">
            <text:p>AB-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22" calcext:value-type="date">
            <text:p>2022-11-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m</text:p>
          </table:table-cell>
          <table:table-cell office:value-type="float" office:value="9528343275" calcext:value-type="float">
            <text:p>9528343275</text:p>
          </table:table-cell>
          <table:table-cell office:value-type="string" calcext:value-type="string">
            <text:p><text:a xlink:href="mailto:om2@gmail.com" xlink:type="simple">om2@gmail.com</text:a></text:p>
          </table:table-cell>
          <table:table-cell office:value-type="string" calcext:value-type="string">
            <text:p>AB-</text:p>
          </table:table-cell>
          <table:table-cell office:value-type="float" office:value="1102" calcext:value-type="float">
            <text:p>1102</text:p>
          </table:table-cell>
          <table:table-cell office:value-type="date" office:date-value="2022-11-23" calcext:value-type="date">
            <text:p>2022-11-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hayna</text:p>
          </table:table-cell>
          <table:table-cell office:value-type="float" office:value="9528343276" calcext:value-type="float">
            <text:p>9528343276</text:p>
          </table:table-cell>
          <table:table-cell office:value-type="string" calcext:value-type="string">
            <text:p><text:a xlink:href="mailto:shayna2@gmail.com" xlink:type="simple">shayna2@gmail.com</text:a></text:p>
          </table:table-cell>
          <table:table-cell office:value-type="string" calcext:value-type="string">
            <text:p>O+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1-24" calcext:value-type="date">
            <text:p>2022-11-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exandar</text:p>
          </table:table-cell>
          <table:table-cell office:value-type="float" office:value="9528343277" calcext:value-type="float">
            <text:p>9528343277</text:p>
          </table:table-cell>
          <table:table-cell office:value-type="string" calcext:value-type="string">
            <text:p><text:a xlink:href="mailto:alexandar2@gmail.com" xlink:type="simple">alexandar2@gmail.com</text:a></text:p>
          </table:table-cell>
          <table:table-cell office:value-type="string" calcext:value-type="string">
            <text:p>A+</text:p>
          </table:table-cell>
          <table:table-cell office:value-type="float" office:value="1103" calcext:value-type="float">
            <text:p>1103</text:p>
          </table:table-cell>
          <table:table-cell office:value-type="date" office:date-value="2022-11-25" calcext:value-type="date">
            <text:p>2022-11-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vid</text:p>
          </table:table-cell>
          <table:table-cell office:value-type="float" office:value="9528343278" calcext:value-type="float">
            <text:p>9528343278</text:p>
          </table:table-cell>
          <table:table-cell office:value-type="string" calcext:value-type="string">
            <text:p><text:a xlink:href="mailto:david1@gmail.com" xlink:type="simple">david1@gmail.com</text:a></text:p>
          </table:table-cell>
          <table:table-cell office:value-type="string" calcext:value-type="string">
            <text:p>B+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26" calcext:value-type="date">
            <text:p>2022-11-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kash</text:p>
          </table:table-cell>
          <table:table-cell office:value-type="float" office:value="9528343279" calcext:value-type="float">
            <text:p>9528343279</text:p>
          </table:table-cell>
          <table:table-cell office:value-type="string" calcext:value-type="string">
            <text:p><text:a xlink:href="mailto:akash2@gmail.com" xlink:type="simple">akash2@gmail.com</text:a></text:p>
          </table:table-cell>
          <table:table-cell office:value-type="string" calcext:value-type="string">
            <text:p>AB+</text:p>
          </table:table-cell>
          <table:table-cell office:value-type="float" office:value="1105" calcext:value-type="float">
            <text:p>1105</text:p>
          </table:table-cell>
          <table:table-cell office:value-type="date" office:date-value="2022-11-27" calcext:value-type="date">
            <text:p>2022-11-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ravin</text:p>
          </table:table-cell>
          <table:table-cell office:value-type="float" office:value="9528343280" calcext:value-type="float">
            <text:p>9528343280</text:p>
          </table:table-cell>
          <table:table-cell office:value-type="string" calcext:value-type="string">
            <text:p><text:a xlink:href="mailto:pravin3@gmail.com" xlink:type="simple">pravin3@gmail.com</text:a></text:p>
          </table:table-cell>
          <table:table-cell office:value-type="string" calcext:value-type="string">
            <text:p>AB-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1-28" calcext:value-type="date">
            <text:p>2022-11-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isabh</text:p>
          </table:table-cell>
          <table:table-cell office:value-type="float" office:value="9528343281" calcext:value-type="float">
            <text:p>9528343281</text:p>
          </table:table-cell>
          <table:table-cell office:value-type="string" calcext:value-type="string">
            <text:p><text:a xlink:href="mailto:risabh5@gmail.com" xlink:type="simple">risabh5@gmail.com</text:a></text:p>
          </table:table-cell>
          <table:table-cell office:value-type="string" calcext:value-type="string">
            <text:p>AB-</text:p>
          </table:table-cell>
          <table:table-cell office:value-type="float" office:value="1101" calcext:value-type="float">
            <text:p>1101</text:p>
          </table:table-cell>
          <table:table-cell office:value-type="date" office:date-value="2022-11-29" calcext:value-type="date">
            <text:p>2022-11-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rsh</text:p>
          </table:table-cell>
          <table:table-cell office:value-type="float" office:value="9528343282" calcext:value-type="float">
            <text:p>9528343282</text:p>
          </table:table-cell>
          <table:table-cell office:value-type="string" calcext:value-type="string">
            <text:p><text:a xlink:href="mailto:harsh4@gmail.com" xlink:type="simple">harsh4@gmail.com</text:a></text:p>
          </table:table-cell>
          <table:table-cell office:value-type="string" calcext:value-type="string">
            <text:p>A+</text:p>
          </table:table-cell>
          <table:table-cell office:value-type="float" office:value="1105" calcext:value-type="float">
            <text:p>1105</text:p>
          </table:table-cell>
          <table:table-cell office:value-type="date" office:date-value="2022-11-30" calcext:value-type="date">
            <text:p>2022-11-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aikrishna</text:p>
          </table:table-cell>
          <table:table-cell office:value-type="float" office:value="9528343283" calcext:value-type="float">
            <text:p>9528343283</text:p>
          </table:table-cell>
          <table:table-cell office:value-type="string" calcext:value-type="string">
            <text:p><text:a xlink:href="mailto:saikrishna@gmail.com" xlink:type="simple">saikrishna@gmail.com</text:a></text:p>
          </table:table-cell>
          <table:table-cell office:value-type="string" calcext:value-type="string">
            <text:p>B+</text:p>
          </table:table-cell>
          <table:table-cell office:value-type="float" office:value="1104" calcext:value-type="float">
            <text:p>1104</text:p>
          </table:table-cell>
          <table:table-cell office:value-type="date" office:date-value="2022-12-01" calcext:value-type="date">
            <text:p>2022-12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8:58:19.840086797</meta:creation-date>
    <dc:date>2022-11-01T19:23:37.569498211</dc:date>
    <meta:editing-duration>PT37S</meta:editing-duration>
    <meta:editing-cycles>1</meta:editing-cycles>
    <meta:document-statistic meta:table-count="1" meta:cell-count="217" meta:object-count="0"/>
    <meta:generator>LibreOffice/6.4.7.2$Linux_X86_64 LibreOffice_project/40$Build-2</meta:generator>
  </office:meta>
</office:document-meta>
</file>